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0efe" officeooo:paragraph-rsid="000701c3"/>
    </style:style>
    <style:style style:name="P2" style:family="paragraph" style:parent-style-name="Standard">
      <style:text-properties officeooo:rsid="000701c3" officeooo:paragraph-rsid="000701c3"/>
    </style:style>
    <style:style style:name="P3" style:family="paragraph" style:parent-style-name="Standard" style:list-style-name="L1">
      <style:text-properties officeooo:rsid="000701c3" officeooo:paragraph-rsid="000701c3"/>
    </style:style>
    <style:style style:name="P4" style:family="paragraph" style:parent-style-name="Standard" style:list-style-name="L2">
      <style:text-properties officeooo:rsid="000701c3" officeooo:paragraph-rsid="000701c3"/>
    </style:style>
    <style:style style:name="P5" style:family="paragraph" style:parent-style-name="Standard" style:list-style-name="L3">
      <style:text-properties officeooo:rsid="000701c3" officeooo:paragraph-rsid="000701c3"/>
    </style:style>
    <style:style style:name="P6" style:family="paragraph" style:parent-style-name="Standard" style:list-style-name="L3">
      <style:text-properties fo:font-size="16pt" style:text-underline-style="solid" style:text-underline-width="auto" style:text-underline-color="font-color" fo:font-weight="bold" officeooo:paragraph-rsid="000701c3" style:font-weight-asian="bold" style:font-weight-complex="bold"/>
    </style:style>
    <style:style style:name="P7" style:family="paragraph" style:parent-style-name="Standard" style:list-style-name="L3">
      <style:text-properties officeooo:paragraph-rsid="000833e2"/>
    </style:style>
    <style:style style:name="P8" style:family="paragraph" style:parent-style-name="Standard" style:list-style-name="L3">
      <style:text-properties officeooo:paragraph-rsid="0008c2e7"/>
    </style:style>
    <style:style style:name="P9" style:family="paragraph" style:parent-style-name="Standard" style:list-style-name="L3">
      <style:text-properties fo:font-size="14pt" style:text-underline-style="solid" style:text-underline-width="auto" style:text-underline-color="font-color" officeooo:rsid="000d0efe" officeooo:paragraph-rsid="000701c3"/>
    </style:style>
    <style:style style:name="P10" style:family="paragraph" style:parent-style-name="Standard" style:list-style-name="L3">
      <style:text-properties fo:font-size="14pt" style:text-underline-style="solid" style:text-underline-width="auto" style:text-underline-color="font-color" officeooo:rsid="000701c3" officeooo:paragraph-rsid="000701c3"/>
    </style:style>
    <style:style style:name="P11" style:family="paragraph" style:parent-style-name="Standard" style:list-style-name="L3">
      <style:text-properties fo:font-size="12pt" officeooo:rsid="0008c2e7" officeooo:paragraph-rsid="0008c2e7"/>
    </style:style>
    <style:style style:name="P12" style:family="paragraph" style:parent-style-name="Standard" style:list-style-name="L3">
      <style:text-properties officeooo:rsid="000833e2" officeooo:paragraph-rsid="000833e2"/>
    </style:style>
    <style:style style:name="P13" style:family="paragraph" style:parent-style-name="Standard" style:list-style-name="L3">
      <style:text-properties officeooo:rsid="0008c2e7" officeooo:paragraph-rsid="0008c2e7"/>
    </style:style>
    <style:style style:name="P14" style:family="paragraph" style:parent-style-name="Standard" style:list-style-name="L3">
      <style:text-properties officeooo:rsid="000a132f" officeooo:paragraph-rsid="000a132f"/>
    </style:style>
    <style:style style:name="T1" style:family="text">
      <style:text-properties fo:font-style="normal" officeooo:rsid="000d0efe" style:font-style-asian="normal" style:font-style-complex="normal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833e2"/>
    </style:style>
    <style:style style:name="T6" style:family="text">
      <style:text-properties officeooo:rsid="0008c2e7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style:font-name="Liberation Serif" style:font-name-asian="SimSun" style:font-name-complex="Mangal"/>
    </style:style>
    <style:style style:name="T9" style:family="text">
      <style:text-properties style:font-name="Liberation Serif" officeooo:rsid="000a132f" style:font-name-asian="SimSun" style:font-name-complex="Mangal"/>
    </style:style>
    <style:style style:name="T10" style:family="text">
      <style:text-properties officeooo:rsid="000a13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●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uverner la France depuis 1946</text:p>
      <text:p text:style-name="P1"/>
      <text:p text:style-name="P1"/>
      <text:p text:style-name="P2">Qu’est-ce qu’un état ?</text:p>
      <text:list xml:id="list261184375341124990" text:style-name="L1">
        <text:list-item>
          <text:p text:style-name="P3">.</text:p>
        </text:list-item>
      </text:list>
      <text:p text:style-name="P2">//</text:p>
      <text:p text:style-name="P2">Pourquoi peut-on parler d’un recul de l’État français ?</text:p>
      <text:list xml:id="list8075748103831281924" text:style-name="L2">
        <text:list-item>
          <text:p text:style-name="P4"/>
        </text:list-item>
      </text:list>
      <text:p text:style-name="P2"/>
      <text:p text:style-name="P2"/>
      <text:list xml:id="list9067797215333791073" text:style-name="L3">
        <text:list-item>
          <text:p text:style-name="P6"><text:span text:style-name="T1">Les Institutions gouvernementales depuis 1946 </text:span></text:p>
          <text:list>
            <text:list-item>
              <text:p text:style-name="P9"><text:span text:style-name="T4">La IV</text:span><text:span text:style-name="T3">e</text:span><text:span text:style-name="T4"> république</text:span></text:p>
              <text:list>
                <text:list-item>
                  <text:p text:style-name="P12">La IVe république remplace le régime de Vichy</text:p>
                </text:list-item>
                <text:list-item>
                  <text:p text:style-name="P12">Problème : Beaucoup de partis dans l’Assemblé Nationale, sans majorité</text:p>
                  <text:list>
                    <text:list-header>
                      <text:p text:style-name="P12">Pour avoir une majorité, il faut des coalitions</text:p>
                      <text:p text:style-name="P12">Les coalitions sont instables</text:p>
                      <text:p text:style-name="P12">→ 22 gouvernements s’enchaînent</text:p>
                    </text:list-header>
                  </text:list>
                  <text:p text:style-name="P12"/>
                </text:list-item>
              </text:list>
            </text:list-item>
            <text:list-item>
              <text:p text:style-name="P10">La V<text:span text:style-name="T2">e</text:span> république</text:p>
              <text:list>
                <text:list-item>
                  <text:p text:style-name="P7"><text:span text:style-name="T5">Fin de la IVe république : </text:span></text:p>
                  <text:list>
                    <text:list-header>
                      <text:p text:style-name="P12">1958, crise algérienne </text:p>
                      <text:p text:style-name="P12">De Gaulle appelé au pouvoir </text:p>
                      <text:p text:style-name="P12">→ Il accepte à condition de refaire la constitution </text:p>
                      <text:list>
                        <text:list-header>
                          <text:p text:style-name="P12">→ V<text:span text:style-name="T2">e</text:span> république </text:p>
                        </text:list-header>
                      </text:list>
                    </text:list-header>
                  </text:list>
                </text:list-item>
                <text:list-item>
                  <text:p text:style-name="P13">Les réformes </text:p>
                  <text:list>
                    <text:list-item>
                      <text:p text:style-name="P8"><text:span text:style-name="T6">Pouvoir exécutif fort </text:span></text:p>
                      <text:list>
                        <text:list-header>
                          <text:p text:style-name="P13">Le chef de l’état peut dissoudre l’assemblé </text:p>
                        </text:list-header>
                      </text:list>
                    </text:list-item>
                    <text:list-item>
                      <text:p text:style-name="P13"><text:span text:style-name="T10">1962 : passage s</text:span>uffrage universel indirect → direct </text:p>
                      <text:list>
                        <text:list-header>
                          <text:p text:style-name="P11">Suffrage universel = C’est quand tous les citoyens français majeurs votent </text:p>
                          <text:list>
                            <text:list-header>
                              <text:p text:style-name="P11"><text:span text:style-name="T7">≠</text:span><text:span text:style-name="T8"> suffrage censitaire = Payer pour voter </text:span></text:p>
                              <text:p text:style-name="P13"><text:span text:style-name="T8">Indirect = voter pour un électeur </text:span></text:p>
                              <text:p text:style-name="P13"><text:span text:style-name="T8">Direct = voter soi-même </text:span></text:p>
                            </text:list-header>
                          </text:list>
                          <text:p text:style-name="P13"><text:span text:style-name="T8">De Gaulle a fait un référendum </text:span><text:span text:style-name="T9">pour passer d’un suffrage universel indirect à un suffrage universel direct </text:span></text:p>
                        </text:list-header>
                      </text:list>
                    </text:list-item>
                    <text:list-item>
                      <text:p text:style-name="P14"><text:span text:style-name="T9">5 </text:span><text:span text:style-name="T8">ans de mandat</text:span></text:p>
                    </text:list-item>
                  </text:list>
                </text:list-item>
                <text:list-item>
                  <text:p text:style-name="P14"><text:span text:style-name="T8">Rôle du président : </text:span></text:p>
                  <text:list>
                    <text:list-item>
                      <text:p text:style-name="P14"><text:span text:style-name="T8">Chef de l’État </text:span></text:p>
                    </text:list-item>
                    <text:list-item>
                      <text:p text:style-name="P14"><text:span text:style-name="T8">Article 16 : Il peut prendre temporairement les pleins pouvoirs en cas de nécessiter </text:span></text:p>
                    </text:list-item>
                    <text:list-item>
                      <text:p text:style-name="P14"><text:span text:style-name="T8">//</text:span></text:p>
                    </text:list-item>
                  </text:list>
                </text:list-item>
                <text:list-item>
                  <text:p text:style-name="P14"><text:span text:style-name="T8">3 cohabitations </text:span></text:p>
                  <text:list>
                    <text:list-item>
                      <text:p text:style-name="P14"><text:span text:style-name="T8">//</text:span></text:p>
                    </text:list-item>
                    <text:list-item>
                      <text:p text:style-name="P14"><text:span text:style-name="T8">97-2002</text:span></text:p>
                    </text:list-item>
                  </text:list>
                </text:list-item>
                <text:list-item>
                  <text:p text:style-name="P14"><text:span text:style-name="T8"/></text:p>
                </text:list-item>
              </text:list>
            </text:list-item>
          </text:list>
        </text:list-item>
        <text:list-item>
          <text:p text:style-name="P5"/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1:29:39.843000000</meta:creation-date>
    <dc:date>2019-02-19T12:09:18.177000000</dc:date>
    <meta:editing-duration>PT7M27S</meta:editing-duration>
    <meta:editing-cycles>1</meta:editing-cycles>
    <meta:document-statistic meta:table-count="0" meta:image-count="0" meta:object-count="0" meta:page-count="1" meta:paragraph-count="39" meta:word-count="214" meta:character-count="1165" meta:non-whitespace-character-count="995"/>
    <meta:generator>LibreOffice/5.1.6.2$Windows_x86 LibreOffice_project/07ac168c60a517dba0f0d7bc7540f5afa45f0909</meta:generator>
  </office:meta>
</office:document-meta>
</file>